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3b3b3" fo:border="0.06pt solid #000000"/>
      <style:text-properties fo:color="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6" table:default-cell-style-name="ce2"/>
        <table:table-row table:style-name="ro1">
          <table:table-cell/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elkość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lość bajtów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[.C3]*[.B3]" office:value-type="float" office:value="20000" calcext:value-type="float">
            <text:p>20000</text:p>
          </table:table-cell>
          <table:table-cell office:value-type="float" office:value="17.322287" calcext:value-type="float">
            <text:p>17.322287</text:p>
          </table:table-cell>
          <table:table-cell office:value-type="float" office:value="4.56" calcext:value-type="float">
            <text:p>4.56</text:p>
          </table:table-cell>
          <table:table-cell office:value-type="float" office:value="12.76" calcext:value-type="float">
            <text:p>12.76</text:p>
          </table:table-cell>
          <table:table-cell office:value-type="float" office:value="27.569132" calcext:value-type="float">
            <text:p>27.569132</text:p>
          </table:table-cell>
          <table:table-cell office:value-type="float" office:value="3.18" calcext:value-type="float">
            <text:p>3.18</text:p>
          </table:table-cell>
          <table:table-cell office:value-type="float" office:value="24.39" calcext:value-type="float">
            <text:p>24.39</text:p>
          </table:table-cell>
          <table:table-cell table:formula="of:=[.$D3]/[.E3]" office:value-type="float" office:value="1154.58195560436" calcext:value-type="float">
            <text:p>1154.5819556044</text:p>
          </table:table-cell>
          <table:table-cell table:formula="of:=[.$D3]/[.F3]" office:value-type="float" office:value="4385.9649122807" calcext:value-type="float">
            <text:p>4385.9649122807</text:p>
          </table:table-cell>
          <table:table-cell table:formula="of:=[.$D3]/[.G3]" office:value-type="float" office:value="1567.39811912226" calcext:value-type="float">
            <text:p>1567.3981191223</text:p>
          </table:table-cell>
          <table:table-cell table:formula="of:=[.$D3]/[.H3]" office:value-type="float" office:value="725.449027557342" calcext:value-type="float">
            <text:p>725.4490275573</text:p>
          </table:table-cell>
          <table:table-cell table:formula="of:=[.$D3]/[.I3]" office:value-type="float" office:value="6289.30817610063" calcext:value-type="float">
            <text:p>6289.3081761006</text:p>
          </table:table-cell>
          <table:table-cell table:formula="of:=[.$D3]/[.J3]" office:value-type="float" office:value="820.008200082001" calcext:value-type="float">
            <text:p>820.00820008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table:formula="of:=[.C4]*[.B4]" office:value-type="float" office:value="2048000" calcext:value-type="float">
            <text:p>2048000</text:p>
          </table:table-cell>
          <table:table-cell office:value-type="float" office:value="13.889137" calcext:value-type="float">
            <text:p>13.889137</text:p>
          </table:table-cell>
          <table:table-cell office:value-type="float" office:value="3.8" calcext:value-type="float">
            <text:p>3.8</text:p>
          </table:table-cell>
          <table:table-cell office:value-type="float" office:value="10.09" calcext:value-type="float">
            <text:p>10.09</text:p>
          </table:table-cell>
          <table:table-cell office:value-type="float" office:value="17.70531" calcext:value-type="float">
            <text:p>17.70531</text:p>
          </table:table-cell>
          <table:table-cell office:value-type="float" office:value="2.16" calcext:value-type="float">
            <text:p>2.16</text:p>
          </table:table-cell>
          <table:table-cell office:value-type="float" office:value="15.55" calcext:value-type="float">
            <text:p>15.55</text:p>
          </table:table-cell>
          <table:table-cell table:formula="of:=[.$D4]/[.E4]" office:value-type="float" office:value="147453.365893072" calcext:value-type="float">
            <text:p>147453.365893072</text:p>
          </table:table-cell>
          <table:table-cell table:formula="of:=[.$D4]/[.F4]" office:value-type="float" office:value="538947.368421053" calcext:value-type="float">
            <text:p>538947.368421053</text:p>
          </table:table-cell>
          <table:table-cell table:formula="of:=[.$D4]/[.G4]" office:value-type="float" office:value="202973.240832507" calcext:value-type="float">
            <text:p>202973.240832507</text:p>
          </table:table-cell>
          <table:table-cell table:formula="of:=[.$D4]/[.H4]" office:value-type="float" office:value="115671.513235295" calcext:value-type="float">
            <text:p>115671.513235295</text:p>
          </table:table-cell>
          <table:table-cell table:formula="of:=[.$D4]/[.I4]" office:value-type="float" office:value="948148.148148148" calcext:value-type="float">
            <text:p>948148.148148148</text:p>
          </table:table-cell>
          <table:table-cell table:formula="of:=[.$D4]/[.J4]" office:value-type="float" office:value="131704.180064309" calcext:value-type="float">
            <text:p>131704.18006430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000" calcext:value-type="float">
            <text:p>3000</text:p>
          </table:table-cell>
          <table:table-cell table:formula="of:=[.C5]*[.B5]" office:value-type="float" office:value="12288000" calcext:value-type="float">
            <text:p>12288000</text:p>
          </table:table-cell>
          <table:table-cell office:value-type="float" office:value="21.509184" calcext:value-type="float">
            <text:p>21.509184</text:p>
          </table:table-cell>
          <table:table-cell office:value-type="float" office:value="3.14" calcext:value-type="float">
            <text:p>3.14</text:p>
          </table:table-cell>
          <table:table-cell office:value-type="float" office:value="18.38" calcext:value-type="float">
            <text:p>18.38</text:p>
          </table:table-cell>
          <table:table-cell office:value-type="float" office:value="24.671886" calcext:value-type="float">
            <text:p>24.671886</text:p>
          </table:table-cell>
          <table:table-cell office:value-type="float" office:value="1.12" calcext:value-type="float">
            <text:p>1.12</text:p>
          </table:table-cell>
          <table:table-cell office:value-type="float" office:value="23.55" calcext:value-type="float">
            <text:p>23.55</text:p>
          </table:table-cell>
          <table:table-cell table:formula="of:=[.$D5]/[.E5]" office:value-type="float" office:value="571290.849527346" calcext:value-type="float">
            <text:p>571290.849527346</text:p>
          </table:table-cell>
          <table:table-cell table:formula="of:=[.$D5]/[.F5]" office:value-type="float" office:value="3913375.79617834" calcext:value-type="float">
            <text:p>3913375.79617834</text:p>
          </table:table-cell>
          <table:table-cell table:formula="of:=[.$D5]/[.G5]" office:value-type="float" office:value="668552.774755169" calcext:value-type="float">
            <text:p>668552.774755169</text:p>
          </table:table-cell>
          <table:table-cell table:formula="of:=[.$D5]/[.H5]" office:value-type="float" office:value="498056.776040551" calcext:value-type="float">
            <text:p>498056.776040551</text:p>
          </table:table-cell>
          <table:table-cell table:formula="of:=[.$D5]/[.I5]" office:value-type="float" office:value="10971428.5714286" calcext:value-type="float">
            <text:p>10971428.5714286</text:p>
          </table:table-cell>
          <table:table-cell table:formula="of:=[.$D5]/[.J5]" office:value-type="float" office:value="521783.439490446" calcext:value-type="float">
            <text:p>521783.439490446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000" calcext:value-type="float">
            <text:p>2000</text:p>
          </table:table-cell>
          <table:table-cell table:formula="of:=[.C6]*[.B6]" office:value-type="float" office:value="16384000" calcext:value-type="float">
            <text:p>16384000</text:p>
          </table:table-cell>
          <table:table-cell office:value-type="float" office:value="17.425456" calcext:value-type="float">
            <text:p>17.425456</text:p>
          </table:table-cell>
          <table:table-cell office:value-type="float" office:value="1.52" calcext:value-type="float">
            <text:p>1.52</text:p>
          </table:table-cell>
          <table:table-cell office:value-type="float" office:value="15.91" calcext:value-type="float">
            <text:p>15.91</text:p>
          </table:table-cell>
          <table:table-cell office:value-type="float" office:value="20.193127" calcext:value-type="float">
            <text:p>20.193127</text:p>
          </table:table-cell>
          <table:table-cell office:value-type="float" office:value="0.55" calcext:value-type="float">
            <text:p>0.55</text:p>
          </table:table-cell>
          <table:table-cell office:value-type="float" office:value="19.65" calcext:value-type="float">
            <text:p>19.65</text:p>
          </table:table-cell>
          <table:table-cell table:formula="of:=[.$D6]/[.E6]" office:value-type="float" office:value="940233.644387843" calcext:value-type="float">
            <text:p>940233.644387843</text:p>
          </table:table-cell>
          <table:table-cell table:formula="of:=[.$D6]/[.F6]" office:value-type="float" office:value="10778947.3684211" calcext:value-type="float">
            <text:p>10778947.3684211</text:p>
          </table:table-cell>
          <table:table-cell table:formula="of:=[.$D6]/[.G6]" office:value-type="float" office:value="1029792.58328096" calcext:value-type="float">
            <text:p>1029792.58328096</text:p>
          </table:table-cell>
          <table:table-cell table:formula="of:=[.$D6]/[.H6]" office:value-type="float" office:value="811365.173902982" calcext:value-type="float">
            <text:p>811365.173902982</text:p>
          </table:table-cell>
          <table:table-cell table:formula="of:=[.$D6]/[.I6]" office:value-type="float" office:value="29789090.9090909" calcext:value-type="float">
            <text:p>29789090.9090909</text:p>
          </table:table-cell>
          <table:table-cell table:formula="of:=[.$D6]/[.J6]" office:value-type="float" office:value="833791.348600509" calcext:value-type="float">
            <text:p>833791.348600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22T19:37:15.421337476</meta:creation-date>
    <dc:date>2015-03-22T19:59:51.276722124</dc:date>
    <dc:creator>zbychu </dc:creator>
    <meta:editing-duration>PT7M25S</meta:editing-duration>
    <meta:editing-cycles>1</meta:editing-cycles>
    <meta:document-statistic meta:table-count="1" meta:cell-count="79" meta:object-count="0"/>
    <meta:generator>LibreOffice/4.2.7.2$Linux_X86_64 LibreOffice_project/420m0$Build-2</meta:generator>
  </office:meta>
</office:document-meta>
</file>